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" officeooo:rsid="001b734a" officeooo:paragraph-rsid="001b734a"/>
    </style:style>
    <style:style style:name="P2" style:family="paragraph" style:parent-style-name="Standard">
      <style:paragraph-properties fo:line-height="150%" fo:text-align="center" style:justify-single-word="false"/>
      <style:text-properties style:font-name="Nimbus Roman" fo:font-size="14pt" officeooo:rsid="001b734a" officeooo:paragraph-rsid="001b734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Nimbus Roman" fo:font-size="14pt" officeooo:rsid="001b734a" officeooo:paragraph-rsid="001b734a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Nimbus Roman" fo:font-size="14pt" officeooo:rsid="001b734a" officeooo:paragraph-rsid="001b734a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Nimbus Roman" fo:font-size="14pt" fo:font-weight="bold" officeooo:rsid="001b734a" officeooo:paragraph-rsid="001b734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imbus Roman" officeooo:rsid="001d577c" officeooo:paragraph-rsid="001d577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Nimbus Roman" fo:font-weight="bold" officeooo:rsid="001d577c" officeooo:paragraph-rsid="001d577c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Blue - Manual de Usuario.</text:p>
      <text:p text:style-name="P2"/>
      <text:p text:style-name="P3">JBlue es un software desarrollado especialmente para el registro y control de cobros del servicio de agua potable. Este documento es una guiá con la cual podrás aprender el funcionamiento del programa, así como consejos y el manejo de situaciones que pudieran presentarse como errores, borrar archivos accidentalmente entre otras cosas.</text:p>
      <text:p text:style-name="P3"/>
      <text:p text:style-name="P5">Indice.</text:p>
      <text:list text:style-name="L1">
        <text:list-item>
          <text:p text:style-name="P4">Requerimientos.</text:p>
        </text:list-item>
        <text:list-item>
          <text:p text:style-name="P4">Guiá de instalación.</text:p>
        </text:list-item>
        <text:list-item>
          <text:p text:style-name="P4">Guiá de importación de base de datos.</text:p>
        </text:list-item>
        <text:list-item>
          <text:p text:style-name="P4">Configuración de la base de datos.</text:p>
        </text:list-item>
        <text:list-item>
          <text:p text:style-name="P4">Funcionamiento del programa.</text:p>
          <text:list>
            <text:list-item>
              <text:p text:style-name="P4">Menú Principal.</text:p>
              <text:list>
                <text:list-item>
                  <text:p text:style-name="P4">Registro de cobros.</text:p>
                </text:list-item>
                <text:list-item>
                  <text:p text:style-name="P4">Búsqueda de registro.</text:p>
                </text:list-item>
                <text:list-item>
                  <text:p text:style-name="P4">Barra de opciones.</text:p>
                </text:list-item>
              </text:list>
            </text:list-item>
            <text:list-item>
              <text:p text:style-name="P4">Menú de la base de datos.</text:p>
              <text:list>
                <text:list-item>
                  <text:p text:style-name="P4">Que son las funciones CRUD.</text:p>
                </text:list-item>
                <text:list-item>
                  <text:p text:style-name="P4">Funciones CRUD de un titular.</text:p>
                </text:list-item>
                <text:list-item>
                  <text:p text:style-name="P4">Funciones CRUD de un consumidor.</text:p>
                </text:list-item>
                <text:list-item>
                  <text:p text:style-name="P4">Funciones CRUD de un calle.</text:p>
                </text:list-item>
                <text:list-item>
                  <text:p text:style-name="P4">Funciones CRUD de un tipo de toma.</text:p>
                </text:list-item>
                <text:list-item>
                  <text:p text:style-name="P4">Funciones CRUD de un <text:span text:style-name="T2">toma</text:span> registrada.</text:p>
                </text:list-item>
              </text:list>
            </text:list-item>
          </text:list>
        </text:list-item>
      </text:list>
      <text:p text:style-name="P1"/>
      <text:p text:style-name="P7">Requerimientos del sistema.</text:p>
      <text:p text:style-name="P6">Java </text:p>
      <text:p text:style-name="P6">Motor de base de datos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6:03:14.896529963</meta:creation-date>
    <dc:date>2022-11-05T16:53:36.862655531</dc:date>
    <meta:editing-duration>PT50M26S</meta:editing-duration>
    <meta:editing-cycles>2</meta:editing-cycles>
    <meta:generator>LibreOffice/7.4.2.3$Linux_X86_64 LibreOffice_project/22949782292d40bc0751a2b0b2cf40927460a4f8</meta:generator>
    <meta:document-statistic meta:table-count="0" meta:image-count="0" meta:object-count="0" meta:page-count="2" meta:paragraph-count="22" meta:word-count="152" meta:character-count="858" meta:non-whitespace-character-count="743"/>
  </office:meta>
</office:document-meta>
</file>